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81.6cm"/>
    </style:style>
    <style:style style:name="gr2" style:family="graphic" style:parent-style-name="standard">
      <style:graphic-properties draw:stroke="none" svg:stroke-color="#000000" draw:fill="none" draw:fill-color="#ffffff" fo:min-height="8.2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6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8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184cm" fo:min-width="4.538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Dashed_20__28_var_29_"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ashed_20__28_var_29_"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Dashed_20__28_var_29_" svg:stroke-width="0.212cm" svg:stroke-color="#2a60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8.346cm"/>
      <style:paragraph-properties style:writing-mode="lr-tb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078cm" fo:min-width="4.432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661cm"/>
      <style:paragraph-properties style:writing-mode="lr-tb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2.544cm" fo:min-width="10.168cm"/>
      <style:paragraph-properties style:writing-mode="lr-tb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5.846cm" fo:min-width="29.091cm"/>
      <style:paragraph-properties style:writing-mode="lr-tb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5.465cm" fo:min-width="25.281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5.212cm" fo:min-width="21.091cm" fo:wrap-option="no-wrap" draw:shadow="visib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3.072cm"/>
      <style:paragraph-properties style:writing-mode="lr-tb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29.091cm"/>
      <style:paragraph-properties style:writing-mode="lr-tb"/>
    </style:style>
    <style:style style:name="co1" style:family="table-column">
      <style:table-column-properties style:column-width="10.444cm" style:use-optimal-column-width="false"/>
    </style:style>
    <style:style style:name="co2" style:family="table-column">
      <style:table-column-properties style:column-width="10.45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3.10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36pt" style:font-size-asian="36pt" style:font-size-complex="36pt"/>
    </style:style>
    <style:style style:name="ce2" style:family="table-cell">
      <style:paragraph-properties fo:margin-left="0.711cm" fo:margin-right="0cm" fo:text-indent="0cm"/>
      <style:text-properties fo:font-size="36pt" style:font-size-asian="36pt" style:font-size-complex="36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6pt"/>
    </style:style>
    <style:style style:name="P3" style:family="paragraph">
      <loext:graphic-properties draw:fill="none" draw:fill-color="#ffffff"/>
      <style:paragraph-properties style:writing-mode="lr-tb"/>
      <style:text-properties fo:font-size="72pt"/>
    </style:style>
    <style:style style:name="P4" style:family="paragraph">
      <loext:graphic-properties draw:fill="none" draw:fill-color="#ffffff"/>
      <style:paragraph-properties style:writing-mode="lr-tb"/>
      <style:text-properties fo:color="#2a6099" fo:font-size="36pt" fo:font-weight="bold" style:font-size-asian="36pt" style:font-size-complex="36pt"/>
    </style:style>
    <style:style style:name="P5" style:family="paragraph">
      <loext:graphic-properties draw:fill="none" draw:fill-color="#ffffff"/>
      <style:paragraph-properties style:writing-mode="lr-tb"/>
      <style:text-properties fo:color="#00a933" fo:font-size="36pt" fo:font-weight="bold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fo:color="#c9211e" fo:font-size="36pt" fo:font-weight="bold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paragraph-properties fo:margin-left="0.711cm" fo:margin-right="0cm" fo:text-indent="0cm"/>
      <style:text-properties fo:font-size="36pt" style:font-size-asian="36pt" style:font-size-complex="36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36pt"/>
    </style:style>
    <style:style style:name="P13" style:family="paragraph">
      <loext:graphic-properties draw:fill="none" draw:fill-color="#ffffff"/>
      <style:paragraph-properties style:writing-mode="lr-tb"/>
      <style:text-properties fo:font-size="36pt"/>
    </style:style>
    <style:style style:name="P14" style:family="paragraph">
      <style:text-properties fo:color="#00a933"/>
    </style:style>
    <style:style style:name="P15" style:family="paragraph">
      <style:text-properties fo:color="#ff0000"/>
    </style:style>
    <style:style style:name="P16" style:family="paragraph">
      <loext:graphic-properties draw:fill="none" draw:fill-color="#ffffff"/>
      <style:paragraph-properties style:writing-mode="lr-tb"/>
      <style:text-properties fo:color="#ff0000" fo:font-size="36pt" fo:font-weight="bold" style:font-size-asian="36pt" style:font-size-complex="36pt"/>
    </style:style>
    <style:style style:name="P17" style:family="paragraph">
      <style:paragraph-properties fo:text-align="start"/>
      <style:text-properties style:font-name="Ubuntu Mono" fo:font-size="36pt"/>
    </style:style>
    <style:style style:name="P18" style:family="paragraph">
      <loext:graphic-properties draw:fill-color="#dddddd"/>
      <style:paragraph-properties fo:text-align="start"/>
      <style:text-properties style:font-name="Ubuntu Mono" fo:font-size="36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36pt"/>
    </style:style>
    <style:style style:name="P20" style:family="paragraph">
      <loext:graphic-properties draw:fill-color="#dddddd"/>
      <style:paragraph-properties fo:margin-left="0cm" fo:margin-right="0cm" fo:margin-top="0cm" fo:margin-bottom="0cm" fo:line-height="100%" fo:text-align="start" fo:text-indent="0cm"/>
      <style:text-properties fo:font-size="36pt"/>
    </style:style>
    <style:style style:name="T1" style:family="text">
      <style:text-properties fo:font-size="96pt"/>
    </style:style>
    <style:style style:name="T2" style:family="text">
      <style:text-properties fo:font-size="72pt"/>
    </style:style>
    <style:style style:name="T3" style:family="text">
      <style:text-properties fo:color="#2a6099" fo:font-size="36pt" fo:font-weight="bold" style:font-size-asian="36pt" style:font-size-complex="36pt"/>
    </style:style>
    <style:style style:name="T4" style:family="text">
      <style:text-properties fo:color="#00a933" fo:font-size="36pt" fo:font-weight="bold" style:font-size-asian="36pt" style:font-size-complex="36pt"/>
    </style:style>
    <style:style style:name="T5" style:family="text">
      <style:text-properties fo:color="#c9211e" fo:font-size="36pt" fo:font-weight="bold" style:font-size-asian="36pt" style:font-size-complex="36pt"/>
    </style:style>
    <style:style style:name="T6" style:family="text">
      <style:text-properties fo:font-size="36pt" fo:font-weight="bold" style:font-size-asian="36pt" style:font-size-complex="36pt"/>
    </style:style>
    <style:style style:name="T7" style:family="text">
      <style:text-properties style:font-name="Ubuntu Mono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0.001cm" svg:x="1cm" svg:y="38.0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1.973cm" svg:height="8.509cm" svg:x="1.127cm" svg:y="1.381cm">
          <draw:text-box>
            <text:p><text:span text:style-name="T1">PLINKR</text:span></text:p>
            <text:p><text:span text:style-name="T1">Work with </text:span><text:span text:style-name="T1">PLINK and </text:span><text:span text:style-name="T1">PLINK2 from </text:span><text:span text:style-name="T1">R</text:span></text:p>
          </draw:text-box>
        </draw:frame>
        <draw:custom-shape draw:style-name="gr1" draw:text-style-name="P1" draw:layer="layout" svg:width="82.1cm" svg:height="0.001cm" svg:x="1cm" svg:y="10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2.1cm" svg:height="0.001cm" svg:x="1cm" svg:y="67.26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2.098cm" svg:height="4.191cm" svg:x="2.524cm" svg:y="12.557cm">
          <draw:text-box>
            <text:p><text:span text:style-name="T2">Installing PLINKs</text:span></text:p>
          </draw:text-box>
        </draw:frame>
        <draw:frame draw:style-name="gr3" draw:text-style-name="P3" draw:layer="layout" svg:width="22.098cm" svg:height="4.191cm" svg:x="25.384cm" svg:y="38.465cm">
          <draw:text-box>
            <text:p><text:span text:style-name="T2">Convert data</text:span></text:p>
          </draw:text-box>
        </draw:frame>
        <draw:frame draw:style-name="gr4" draw:text-style-name="P3" draw:layer="layout" svg:width="33.59cm" svg:height="3.813cm" svg:x="47.547cm" svg:y="12.427cm">
          <draw:text-box>
            <text:p><text:span text:style-name="T2">Why use plinkr?</text:span></text:p>
          </draw:text-box>
        </draw:frame>
        <draw:frame draw:style-name="gr3" draw:text-style-name="P3" draw:layer="layout" svg:width="22.098cm" svg:height="4.191cm" svg:x="2.143cm" svg:y="69.317cm">
          <draw:text-box>
            <text:p><text:span text:style-name="T2">Uniform interface</text:span></text:p>
          </draw:text-box>
        </draw:frame>
        <draw:custom-shape draw:style-name="gr1" draw:text-style-name="P1" draw:layer="layout" svg:width="82.1cm" svg:height="0.001cm" svg:x="1cm" svg:y="114.56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1.082cm" svg:height="3.175cm" svg:x="1.254cm" svg:y="114.743cm">
          <draw:text-box>
            <text:p><text:span text:style-name="T2">Contact info</text:span></text:p>
          </draw:text-box>
        </draw:frame>
        <draw:custom-shape draw:style-name="gr1" draw:text-style-name="P1" draw:layer="layout" svg:width="82.1cm" svg:height="0.001cm" svg:x="1cm" svg:y="92.22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2.098cm" svg:height="4.191cm" svg:x="2.143cm" svg:y="93.964cm">
          <draw:text-box>
            <text:p><text:span text:style-name="T2">Simulate data</text:span></text:p>
          </draw:text-box>
        </draw:frame>
        <draw:frame draw:style-name="gr3" draw:text-style-name="P3" draw:layer="layout" svg:width="22.098cm" svg:height="4.191cm" svg:x="44.307cm" svg:y="69.072cm">
          <draw:text-box>
            <text:p><text:span text:style-name="T2">Safety</text:span></text:p>
          </draw:text-box>
        </draw:frame>
        <draw:frame draw:style-name="gr3" draw:text-style-name="P3" draw:layer="layout" svg:width="22.098cm" svg:height="4.191cm" svg:x="43.672cm" svg:y="93.583cm">
          <draw:text-box>
            <text:p><text:span text:style-name="T2">Compare versions</text:span></text:p>
          </draw:text-box>
        </draw:frame>
        <draw:frame draw:style-name="gr6" draw:text-style-name="P4" draw:layer="layout" svg:width="6.096cm" svg:height="3.095cm" svg:x="45.411cm" svg:y="43.926cm">
          <draw:text-box>
            <text:p><text:span text:style-name="T3">PLINK </text:span></text:p>
            <text:p><text:span text:style-name="T3">text data</text:span></text:p>
          </draw:text-box>
        </draw:frame>
        <draw:frame draw:style-name="gr6" draw:text-style-name="P5" draw:layer="layout" svg:width="7.493cm" svg:height="3.095cm" svg:x="57.134cm" svg:y="51.626cm">
          <draw:text-box>
            <text:p><text:span text:style-name="T4">PLINK </text:span></text:p>
            <text:p><text:span text:style-name="T4">binary data</text:span></text:p>
          </draw:text-box>
        </draw:frame>
        <draw:frame draw:style-name="gr7" draw:text-style-name="P6" draw:layer="layout" svg:width="7.366cm" svg:height="3.302cm" svg:x="45.704cm" svg:y="59.039cm">
          <draw:text-box>
            <text:p><text:span text:style-name="T5">PLINK2</text:span></text:p>
            <text:p><text:span text:style-name="T5">binary data</text:span></text:p>
          </draw:text-box>
        </draw:frame>
        <draw:custom-shape draw:style-name="gr8" draw:text-style-name="P7" xml:id="id2" draw:id="id2" draw:layer="layout" svg:width="10.287cm" svg:height="7.62cm" draw:transform="rotate (-1.56800379999171) translate (56.448cm 47.8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5.715cm" svg:height="3.302cm" svg:x="28.376cm" svg:y="43.926cm">
          <draw:text-box>
            <text:p><text:span text:style-name="T3">PLINK </text:span></text:p>
            <text:p><text:span text:style-name="T3">text files</text:span></text:p>
          </draw:text-box>
        </draw:frame>
        <draw:frame draw:style-name="gr6" draw:text-style-name="P5" draw:layer="layout" svg:width="7.62cm" svg:height="3.095cm" svg:x="15.605cm" svg:y="51.546cm">
          <draw:text-box>
            <text:p><text:span text:style-name="T4">PLINK </text:span></text:p>
            <text:p><text:span text:style-name="T4">binary files</text:span></text:p>
          </draw:text-box>
        </draw:frame>
        <draw:frame draw:style-name="gr7" draw:text-style-name="P6" draw:layer="layout" svg:width="7.366cm" svg:height="3.302cm" svg:x="27.162cm" svg:y="58.912cm">
          <draw:text-box>
            <text:p><text:span text:style-name="T5">PLINK2</text:span></text:p>
            <text:p><text:span text:style-name="T5">binary files</text:span></text:p>
          </draw:text-box>
        </draw:frame>
        <draw:custom-shape draw:style-name="gr8" draw:text-style-name="P7" xml:id="id1" draw:id="id1" draw:layer="layout" svg:width="10.287cm" svg:height="7.62cm" draw:transform="rotate (1.58912228394084) translate (23.918cm 58.2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8" draw:layer="layout" draw:type="line" svg:x1="23.82cm" svg:y1="53.086cm" svg:x2="56.458cm" svg:y2="53.002cm" draw:start-shape="id1" draw:start-glue-point="4" draw:end-shape="id2" draw:end-glue-point="4" svg:d="M23820 53086l32638-84" svg:viewBox="0 0 32639 85">
          <text:p/>
        </draw:connector>
        <draw:connector draw:style-name="gr10" draw:text-style-name="P8" draw:layer="layout" draw:type="line" svg:x1="31.534cm" svg:y1="58.089cm" svg:x2="48.851cm" svg:y2="58.168cm" draw:start-shape="id1" draw:start-glue-point="6" draw:end-shape="id2" draw:end-glue-point="8" svg:d="M31534 58089l17317 79" svg:viewBox="0 0 17318 80">
          <text:p/>
        </draw:connector>
        <draw:connector draw:style-name="gr11" draw:text-style-name="P8" draw:layer="layout" draw:type="line" svg:x1="31.345cm" svg:y1="47.806cm" svg:x2="48.828cm" svg:y2="47.88cm" draw:start-shape="id1" draw:start-glue-point="8" draw:end-shape="id2" draw:end-glue-point="6" svg:d="M31345 47806l17483 74" svg:viewBox="0 0 17484 75">
          <text:p/>
        </draw:connector>
        <draw:frame draw:style-name="gr7" draw:text-style-name="P4" draw:layer="layout" svg:width="5.715cm" svg:height="3.302cm" svg:x="17.637cm" svg:y="42.783cm">
          <draw:text-box>
            <text:p><text:span text:style-name="T3">.ped</text:span></text:p>
            <text:p><text:span text:style-name="T3">.map</text:span></text:p>
          </draw:text-box>
        </draw:frame>
        <draw:frame draw:style-name="gr12" draw:text-style-name="P5" draw:layer="layout" svg:width="7.62cm" svg:height="4.517cm" svg:x="6.08cm" svg:y="51.673cm">
          <draw:text-box>
            <text:p><text:span text:style-name="T4">.bed</text:span></text:p>
            <text:p><text:span text:style-name="T4">.bim</text:span></text:p>
            <text:p><text:span text:style-name="T4">.fam</text:span></text:p>
          </draw:text-box>
        </draw:frame>
        <draw:frame draw:style-name="gr12" draw:text-style-name="P6" draw:layer="layout" svg:width="7.366cm" svg:height="4.517cm" svg:x="22.717cm" svg:y="62.595cm">
          <draw:text-box>
            <text:p><text:span text:style-name="T5">.pgen</text:span></text:p>
            <text:p><text:span text:style-name="T5">.psam</text:span></text:p>
            <text:p><text:span text:style-name="T5">.pvar</text:span></text:p>
          </draw:text-box>
        </draw:frame>
        <draw:frame draw:style-name="standard" draw:layer="layout" svg:width="20.893cm" svg:height="6.47cm" svg:x="6.741cm" svg:y="74.8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rows-spanned="3">
                <text:p text:style-name="P9">Function </text:p>
                <text:p text:style-name="P9">name</text:p>
              </table:table-cell>
              <table:table-cell table:style-name="ce2">
                <text:p text:style-name="P10">Data</text:p>
              </table:table-cell>
            </table:table-row>
            <table:table-row table:style-name="ro1">
              <table:covered-table-cell table:style-name="ce1"/>
              <table:table-cell table:style-name="gray2">
                <text:p text:style-name="P11">Parameters</text:p>
              </table:table-cell>
            </table:table-row>
            <table:table-row table:style-name="ro2">
              <table:covered-table-cell table:style-name="ce1"/>
              <table:table-cell table:style-name="gray1">
                <text:p text:style-name="P11">PLINK versio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3" draw:layer="layout" svg:width="17.145cm" svg:height="8.783cm" svg:x="47.736cm" svg:y="16.982cm">
          <draw:text-box>
            <text:p text:style-name="P12"><text:s/>* Reproducible research</text:p>
            <text:p text:style-name="P12"><text:s/>* Easy install</text:p>
            <text:p text:style-name="P12"><text:s/>* Convert data</text:p>
            <text:p text:style-name="P12"><text:s/>* Uniform interface</text:p>
            <text:p text:style-name="P12"><text:s/>* Safety</text:p>
            <text:p text:style-name="P12"><text:s/>* Compare versions</text:p>
          </draw:text-box>
        </draw:frame>
        <draw:custom-shape draw:style-name="gr14" draw:text-style-name="P7" draw:layer="layout" svg:width="10.287cm" svg:height="7.62cm" draw:transform="skewX (4.75135198076261E-017) rotate (1.16291288060382) translate (5.038cm 24.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4" draw:layer="layout" svg:width="7.72cm" svg:height="1.673cm" svg:x="16.521cm" svg:y="17.361cm">
          <draw:text-box>
            <text:p><text:span text:style-name="T3">PLINK V1.9</text:span></text:p>
          </draw:text-box>
        </draw:frame>
        <draw:frame draw:style-name="gr15" draw:text-style-name="P5" draw:layer="layout" svg:width="7.72cm" svg:height="1.673cm" svg:x="1.281cm" svg:y="17.488cm">
          <draw:text-box>
            <text:p text:style-name="P14"><text:span text:style-name="T6">PLINK </text:span><text:span text:style-name="T6">V1.7</text:span></text:p>
          </draw:text-box>
        </draw:frame>
        <draw:frame draw:style-name="gr16" draw:text-style-name="P16" draw:layer="layout" svg:width="9.652cm" svg:height="1.673cm" svg:x="13.319cm" svg:y="26.251cm">
          <draw:text-box>
            <text:p text:style-name="P15"><text:span text:style-name="T6">PLINK2 V2.0</text:span></text:p>
          </draw:text-box>
        </draw:frame>
        <draw:custom-shape draw:style-name="gr17" draw:text-style-name="P18" draw:layer="layout" svg:width="10.668cm" svg:height="2.794cm" svg:x="11.414cm" svg:y="20.812cm">
          <text:p text:style-name="P17">install_plinks()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29.591cm" svg:height="6.096cm" svg:x="1.762cm" svg:y="31.226cm">
          <text:p text:style-name="P17">run_plink(</text:p>
          <text:p text:style-name="P17"><text:s text:c="2"/>args = “--help”,</text:p>
          <text:p text:style-name="P17"><text:s text:c="2"/>plink_options = create_plink_v2_0_options()</text:p>
          <text:p text:style-name="P17">)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5.781cm" svg:height="5.715cm" svg:x="45.831cm" svg:y="85.582cm">
          <text:p text:style-name="P17">run_plink(</text:p>
          <text:p text:style-name="P17"><text:s text:c="2"/>args = c(“--assoc”, “--covar”, [...])</text:p>
          <text:p text:style-name="P17">)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1.59cm" svg:height="5.461cm" svg:x="61.198cm" svg:y="78.851cm">
          <text:p text:style-name="P19">Not all commands accept covariates, </text:p>
          <text:p text:style-name="P19">and PLINK will not always give you </text:p>
          <text:p text:style-name="P19">an error or warning.</text:p>
          <draw:enhanced-geometry svg:viewBox="0 0 21600 21600" draw:glue-points="10800 0 0 10800 10800 21600 21600 10800 ?f40 ?f41" draw:text-areas="0 0 21600 21600" draw:type="rectangular-callout" draw:modifiers="21482.951229679 29734.60270963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3" draw:layer="layout" svg:width="10.033cm" svg:height="4.517cm" svg:x="44.434cm" svg:y="73.39cm">
          <draw:text-box>
            <text:p text:style-name="P12"><text:s/>* Checks flags</text:p>
            <text:p text:style-name="P12"><text:s/>* Checks data</text:p>
            <text:p text:style-name="P12"><text:s/>* Checks files</text:p>
          </draw:text-box>
        </draw:frame>
        <draw:custom-shape draw:style-name="gr22" draw:text-style-name="P18" draw:layer="layout" svg:width="29.591cm" svg:height="8.001cm" svg:x="1.762cm" svg:y="83.296cm">
          <text:p text:style-name="P17">assoc(</text:p>
          <text:p text:style-name="P17"><text:s text:c="2"/>data = [...],</text:p>
          <text:p text:style-name="P17"><text:s text:c="2"/>assoc_params = create_assoc_params([...]),</text:p>
          <text:p text:style-name="P17"><text:s text:c="2"/>plink_options = [...]</text:p>
          <text:p text:style-name="P17">)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29.591cm" svg:height="8.001cm" svg:x="1.635cm" svg:y="105.648cm">
          <text:p text:style-name="P17">create_demo_assoc_params(</text:p>
          <text:p text:style-name="P17"><text:s text:c="2"/>n_individuals = [...],</text:p>
          <text:p text:style-name="P17"><text:span text:style-name="T7"><text:s text:c="2"/></text:span><text:span text:style-name="T7">trait = create_random_case_control_trait(</text:span></text:p>
          <text:p text:style-name="P17"><text:span text:style-name="T7"><text:s text:c="4"/></text:span><text:span text:style-name="T7">n_snps = [...]</text:span></text:p>
          <text:p text:style-name="P17"><text:span text:style-name="T7"><text:s text:c="2"/></text:span><text:span text:style-name="T7">)</text:span></text:p>
          <text:p text:style-name="P17">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3:47:55.163480579</meta:creation-date>
    <dc:date>2021-10-07T11:30:02.049429771</dc:date>
    <meta:editing-duration>PT53M42S</meta:editing-duration>
    <meta:editing-cycles>22</meta:editing-cycles>
    <meta:generator>LibreOffice/6.4.7.2$Linux_X86_64 LibreOffice_project/40$Build-2</meta:generator>
    <meta:document-statistic meta:object-count="41"/>
  </office:meta>
</office:document-meta>
</file>